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65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20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20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20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20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8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9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racc pap amount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reet roots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7.24" calcext:value-type="float">
            <text:p>7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7.23" calcext:value-type="float">
            <text:p>7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0.85" calcext:value-type="float">
            <text:p>0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9:.C48])" office:value-type="float" office:value="919.16" calcext:value-type="float">
            <text:p>919.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9.97" calcext:value-type="float">
            <text:p>9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float" office:value="51.95" calcext:value-type="float">
            <text:p>51.9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float" office:value="19.94" calcext:value-type="float">
            <text:p>19.94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float" office:value="103.23" calcext:value-type="float">
            <text:p>103.23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float" office:value="179.97" calcext:value-type="float">
            <text:p>17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float" office:value="336.11" calcext:value-type="float">
            <text:p>336.11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float" office:value="29.29" calcext:value-type="float">
            <text:p>29.29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float" office:value="322.5" calcext:value-type="float">
            <text:p>322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50:.C66])" office:value-type="float" office:value="1683.44" calcext:value-type="float">
            <text:p>1683.44</text:p>
          </table:table-cell>
          <table:table-cell table:number-columns-repeated="2"/>
          <table:table-cell table:formula="of:=SUM([.E50:.E66])" office:value-type="float" office:value="1220.96" calcext:value-type="float">
            <text:p>122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78])" office:value-type="float" office:value="4800.85" calcext:value-type="float">
            <text:p>4800.85</text:p>
          </table:table-cell>
          <table:table-cell/>
          <table:table-cell table:formula="of:=SUM([.E1:.E78])" office:value-type="float" office:value="2820.96" calcext:value-type="float">
            <text:p>2820.96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3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raphael pay phone rental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84:.C93])" office:value-type="float" office:value="-12228.08" calcext:value-type="float">
            <text:p>-12228.08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80];[.C94])" office:value-type="float" office:value="-7427.23" calcext:value-type="float">
            <text:p>-7427.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5:35:30.7299657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9T15:36:25.979526475</dc:date>
    <meta:editing-duration>P6DT14H32M58S</meta:editing-duration>
    <meta:editing-cycles>720</meta:editing-cycles>
    <meta:generator>LibreOffice/25.8.2.2$Linux_X86_64 LibreOffice_project/580$Build-2</meta:generator>
    <meta:document-statistic meta:table-count="11" meta:cell-count="2640" meta:object-count="0"/>
  </office:meta>
</office:document-meta>
</file>